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Manag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Manag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Manager.getRepository( String hint , CredentialsToken credential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epositoryManager.configure( Configuration configu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